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1">
            <text:p>AAR-707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5.0">
            <text:p>156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9">
            <text:p>AAR-804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562.0">
            <text:p>1562.0</text:p>
          </table:table-cell>
          <table:table-cell office:value-type="float" office:value="40.0">
            <text:p>40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0">
            <text:p>AAR-806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332.0">
            <text:p>3332.0</text:p>
          </table:table-cell>
          <table:table-cell office:value-type="float" office:value="48.0">
            <text:p>48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8">
            <text:p>AAR-8068</text:p>
          </table:table-cell>
          <table:table-cell office:value-type="float" office:value="55.57">
            <text:p>55.57</text:p>
          </table:table-cell>
          <table:table-cell office:value-type="float" office:value="8.23">
            <text:p>8.23</text:p>
          </table:table-cell>
          <table:table-cell office:value-type="float" office:value="1880.0">
            <text:p>1880.0</text:p>
          </table:table-cell>
          <table:table-cell office:value-type="float" office:value="41.0">
            <text:p>41.0</text:p>
          </table:table-cell>
          <table:table-cell office:value-type="string" office:value="Detrital Phragmites (from basal peat)">
            <text:p>Detrital Phragmites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2">
            <text:p>AAR-889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191.0">
            <text:p>1191.0</text:p>
          </table:table-cell>
          <table:table-cell office:value-type="float" office:value="41.0">
            <text:p>41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0">
            <text:p>AAR-8050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487.0">
            <text:p>1487.0</text:p>
          </table:table-cell>
          <table:table-cell office:value-type="float" office:value="42.0">
            <text:p>42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7">
            <text:p>AAR-8057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30.0">
            <text:p>1930.0</text:p>
          </table:table-cell>
          <table:table-cell office:value-type="float" office:value="43.0">
            <text:p>43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3">
            <text:p>AAR-707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4">
            <text:p>-1.4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6">
            <text:p>AAR-8056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65.0">
            <text:p>1965.0</text:p>
          </table:table-cell>
          <table:table-cell office:value-type="float" office:value="39.0">
            <text:p>39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2">
            <text:p>AAR-707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5.0">
            <text:p>17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3">
            <text:p>-0.9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5">
            <text:p>AAR-8055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853.0">
            <text:p>1853.0</text:p>
          </table:table-cell>
          <table:table-cell office:value-type="float" office:value="46.0">
            <text:p>46.0</text:p>
          </table:table-cell>
          <table:table-cell office:value-type="string" office:value="Detrital plant fragment">
            <text:p>Detrital plant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4">
            <text:p>AAR-805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995.0">
            <text:p>1995.0</text:p>
          </table:table-cell>
          <table:table-cell office:value-type="float" office:value="55.0">
            <text:p>55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69">
            <text:p>AAR-806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360.0">
            <text:p>2360.0</text:p>
          </table:table-cell>
          <table:table-cell office:value-type="float" office:value="100.0">
            <text:p>100.0</text:p>
          </table:table-cell>
          <table:table-cell office:value-type="string" office:value="Detrital plant fragment (from basal peat)">
            <text:p>Detrital plant fragmen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891">
            <text:p>AAR-889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25.0">
            <text:p>25.0</text:p>
          </table:table-cell>
          <table:table-cell office:value-type="float" office:value="39.0">
            <text:p>39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1">
            <text:p>AAR-8051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72.0">
            <text:p>1772.0</text:p>
          </table:table-cell>
          <table:table-cell office:value-type="float" office:value="57.0">
            <text:p>57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3">
            <text:p>AAR-8053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5.0">
            <text:p>1765.0</text:p>
          </table:table-cell>
          <table:table-cell office:value-type="float" office:value="50.0">
            <text:p>50.0</text:p>
          </table:table-cell>
          <table:table-cell office:value-type="string" office:value="Detrital Juncus fragment">
            <text:p>Detrital Juncus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2">
            <text:p>AAR-8052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763.0">
            <text:p>1763.0</text:p>
          </table:table-cell>
          <table:table-cell office:value-type="float" office:value="42.0">
            <text:p>42.0</text:p>
          </table:table-cell>
          <table:table-cell office:value-type="string" office:value="Juncus nodule">
            <text:p>Juncus no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8">
            <text:p>-1.0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7074">
            <text:p>AAR-7074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855.0">
            <text:p>3855.0</text:p>
          </table:table-cell>
          <table:table-cell office:value-type="float" office:value="55.0">
            <text:p>55.0</text:p>
          </table:table-cell>
          <table:table-cell office:value-type="string" office:value="Peat (from basal peat)">
            <text:p>Peat (from basal pea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59">
            <text:p>AAR-8059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3073.0">
            <text:p>3073.0</text:p>
          </table:table-cell>
          <table:table-cell office:value-type="float" office:value="44.0">
            <text:p>44.0</text:p>
          </table:table-cell>
          <table:table-cell office:value-type="string" office:value="Detrital Phragmites">
            <text:p>Detrital Phragmit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  <table:table-row>
          <table:table-cell office:value-type="string" office:value="Ho_Bugt">
            <text:p>Ho_Bugt</text:p>
          </table:table-cell>
          <table:table-cell office:value-type="string" office:value="radiocarbon">
            <text:p>radiocarbon</text:p>
          </table:table-cell>
          <table:table-cell office:value-type="string" office:value="AAR-8048">
            <text:p>AAR-8048</text:p>
          </table:table-cell>
          <table:table-cell office:value-type="float" office:value="55.6">
            <text:p>55.6</text:p>
          </table:table-cell>
          <table:table-cell office:value-type="float" office:value="8.28">
            <text:p>8.28</text:p>
          </table:table-cell>
          <table:table-cell office:value-type="float" office:value="1330.0">
            <text:p>1330.0</text:p>
          </table:table-cell>
          <table:table-cell office:value-type="float" office:value="65.0">
            <text:p>65.0</text:p>
          </table:table-cell>
          <table:table-cell office:value-type="string" office:value="Detrital plant material">
            <text:p>Detrital 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6">
            <text:p>GehrelsEtal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